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e8c" officeooo:paragraph-rsid="00059e8c"/>
    </style:style>
    <style:style style:name="P2" style:family="paragraph" style:parent-style-name="Standard">
      <style:text-properties officeooo:rsid="000727d7" officeooo:paragraph-rsid="000727d7"/>
    </style:style>
    <style:style style:name="P3" style:family="paragraph" style:parent-style-name="Standard">
      <style:text-properties officeooo:rsid="000727d7" officeooo:paragraph-rsid="000d58eb"/>
    </style:style>
    <style:style style:name="P4" style:family="paragraph" style:parent-style-name="Standard">
      <style:text-properties officeooo:rsid="00089447" officeooo:paragraph-rsid="00089447"/>
    </style:style>
    <style:style style:name="P5" style:family="paragraph" style:parent-style-name="Standard">
      <style:text-properties officeooo:rsid="000940d7" officeooo:paragraph-rsid="000940d7"/>
    </style:style>
    <style:style style:name="P6" style:family="paragraph" style:parent-style-name="Standard">
      <style:text-properties officeooo:rsid="000b247d" officeooo:paragraph-rsid="000b247d"/>
    </style:style>
    <style:style style:name="P7" style:family="paragraph" style:parent-style-name="Standard">
      <style:text-properties officeooo:rsid="00102f87" officeooo:paragraph-rsid="00102f87"/>
    </style:style>
    <style:style style:name="P8" style:family="paragraph" style:parent-style-name="Standard">
      <style:text-properties officeooo:rsid="00174686" officeooo:paragraph-rsid="00174686"/>
    </style:style>
    <style:style style:name="P9" style:family="paragraph" style:parent-style-name="Standard">
      <style:text-properties officeooo:rsid="0018b92a" officeooo:paragraph-rsid="0018b92a"/>
    </style:style>
    <style:style style:name="P10" style:family="paragraph" style:parent-style-name="Standard">
      <style:text-properties officeooo:rsid="0018b92a" officeooo:paragraph-rsid="0019b1a8"/>
    </style:style>
    <style:style style:name="P11" style:family="paragraph" style:parent-style-name="Standard">
      <style:text-properties officeooo:rsid="001a0bf7" officeooo:paragraph-rsid="001a0bf7"/>
    </style:style>
    <style:style style:name="P12" style:family="paragraph" style:parent-style-name="Standard">
      <style:text-properties officeooo:rsid="001d1c31" officeooo:paragraph-rsid="001d1c31"/>
    </style:style>
    <style:style style:name="T1" style:family="text">
      <style:text-properties officeooo:rsid="00089447"/>
    </style:style>
    <style:style style:name="T2" style:family="text">
      <style:text-properties officeooo:rsid="000bc59c"/>
    </style:style>
    <style:style style:name="T3" style:family="text">
      <style:text-properties officeooo:rsid="00102f87"/>
    </style:style>
    <style:style style:name="T4" style:family="text">
      <style:text-properties officeooo:rsid="0010b26b"/>
    </style:style>
    <style:style style:name="T5" style:family="text">
      <style:text-properties officeooo:rsid="0011e623"/>
    </style:style>
    <style:style style:name="T6" style:family="text">
      <style:text-properties officeooo:rsid="0012664b"/>
    </style:style>
    <style:style style:name="T7" style:family="text">
      <style:text-properties officeooo:rsid="00145958"/>
    </style:style>
    <style:style style:name="T8" style:family="text">
      <style:text-properties officeooo:rsid="00162ade"/>
    </style:style>
    <style:style style:name="T9" style:family="text">
      <style:text-properties officeooo:rsid="00181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riageability Questionnaire</text:p>
      <text:p text:style-name="P1"/>
      <text:p text:style-name="P2">Q1. Height weight</text:p>
      <text:p text:style-name="P3">- Above 168, normal weight<text:tab/><text:span text:style-name="T6">10</text:span> points</text:p>
      <text:p text:style-name="P2">- Under 168 or overweight <text:s text:c="4"/>0 Points</text:p>
      <text:p text:style-name="P2"/>
      <text:p text:style-name="P2">Q2. personality</text:p>
      <text:p text:style-name="P2">- Simple <text:tab/><text:span text:style-name="T6">10</text:span> points</text:p>
      <text:p text:style-name="P2">- complicated <text:s/>0 points</text:p>
      <text:p text:style-name="P2"/>
      <text:p text:style-name="P2">Q3. Education <text:span text:style-name="T3">(basic critical thinking)</text:span></text:p>
      <text:p text:style-name="P2">- college <text:s text:c="11"/><text:span text:style-name="T7">10</text:span> points</text:p>
      <text:p text:style-name="P2">- below college 0 points</text:p>
      <text:p text:style-name="P2"/>
      <text:p text:style-name="P2">Q4. <text:span text:style-name="T1">Sleep Time (important, health status)</text:span></text:p>
      <text:p text:style-name="P2">- <text:span text:style-name="T1">before 11pm <text:tab/><text:tab/>10 points</text:span></text:p>
      <text:p text:style-name="P4">- after 11pm <text:s text:c="3"/><text:tab/>0 points</text:p>
      <text:p text:style-name="P2"/>
      <text:p text:style-name="P5">Q5. social</text:p>
      <text:p text:style-name="P5">- sociable<text:tab/><text:span text:style-name="T8">10</text:span> points</text:p>
      <text:p text:style-name="P5">- unsociable <text:tab/>0 points</text:p>
      <text:p text:style-name="P2"/>
      <text:p text:style-name="P6">Q6. <text:span text:style-name="T2">reading (critical thinking, knowledge, growth)</text:span></text:p>
      <text:p text:style-name="P6">- <text:span text:style-name="T2">Read<text:tab/><text:tab/>5 points</text:span></text:p>
      <text:p text:style-name="P6">- <text:span text:style-name="T2">No reading<text:tab/>0 points</text:span></text:p>
      <text:p text:style-name="P1"/>
      <text:p text:style-name="P7">Q7. Intelligence <text:span text:style-name="T5">(important)</text:span></text:p>
      <text:p text:style-name="P7">- Non stupid<text:tab/><text:span text:style-name="T4">10</text:span> points</text:p>
      <text:p text:style-name="P7">- Stupid <text:tab/>0 points</text:p>
      <text:p text:style-name="P1"/>
      <text:p text:style-name="P8">Q8. Kind </text:p>
      <text:p text:style-name="P8">- Normal to kind (1-10 scale) </text:p>
      <text:p text:style-name="P8">- Evil intentions<text:span text:style-name="T9">(Abusive to animals)</text:span> <text:s/>(out)</text:p>
      <text:p text:style-name="P8"/>
      <text:p text:style-name="P9">Q9. Temperament </text:p>
      <text:p text:style-name="P10">- Slow<text:tab/><text:tab/>10 points</text:p>
      <text:p text:style-name="P9">- Fast<text:tab/><text:tab/>0 points</text:p>
      <text:p text:style-name="P9"/>
      <text:p text:style-name="P11">Q10. Honesty</text:p>
      <text:p text:style-name="P11">- honesty <text:tab/>From 1-10</text:p>
      <text:p text:style-name="P11">- Dishonest<text:tab/>0</text:p>
      <text:p text:style-name="P11"/>
      <text:p text:style-name="P12">Wang: 0, 10, 10,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0:15:12.883253297</meta:creation-date>
    <dc:date>2019-04-23T21:12:24.874907905</dc:date>
    <meta:editing-duration>PT57M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33" meta:character-count="761" meta:non-whitespace-character-count="627"/>
  </office:meta>
</office:document-meta>
</file>